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cm" draw:marker-start-width="0.204cm" draw:marker-end-width="0.204cm" svg:stroke-linecap="round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svg:stroke-width="0.356cm" svg:stroke-color="#ff3333" draw:marker-start-width="1.271cm" draw:marker-end-width="1.271cm" svg:stroke-linecap="round" draw:fill="none" draw:textarea-vertical-align="middle" fo:padding-top="0.303cm" fo:padding-bottom="0.303cm" fo:padding-left="0.428cm" fo:padding-right="0.428cm"/>
    </style:style>
    <style:style style:name="gr4" style:family="graphic" style:parent-style-name="objectwithoutfill">
      <style:graphic-properties svg:stroke-width="0.152cm" svg:stroke-color="#0000ff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5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width="0.152cm" svg:stroke-color="#0000ff" draw:marker-start-width="0.66cm" draw:marker-end-width="0.66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4" draw:id="id14" draw:layer="layout" svg:width="1.777cm" svg:height="1.588cm" svg:x="2.802cm" svg:y="16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777cm" svg:height="1.588cm" svg:x="13.002cm" svg:y="1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579cm" svg:y1="2.144cm" svg:x2="13.002cm" svg:y2="5.146cm" draw:start-shape="id1" draw:start-glue-point="10" draw:end-shape="id2" draw:end-glue-point="6" svg:d="M4579 2144l8423 3002" svg:viewBox="0 0 8424 3003">
          <text:p/>
        </draw:connector>
        <draw:connector draw:style-name="gr3" draw:text-style-name="P1" draw:layer="layout" draw:type="line" svg:x1="4.579cm" svg:y1="5.145cm" svg:x2="13.002cm" svg:y2="2.145cm" draw:start-shape="id3" draw:start-glue-point="10" draw:end-shape="id4" draw:end-glue-point="6" svg:d="M4579 5145l8423-3000" svg:viewBox="0 0 8424 3001">
          <text:p/>
        </draw:connector>
        <draw:connector draw:style-name="gr4" draw:text-style-name="P1" draw:layer="layout" draw:type="line" svg:x1="4.579cm" svg:y1="5.145cm" svg:x2="13.002cm" svg:y2="11.148cm" draw:start-shape="id3" draw:start-glue-point="10" draw:end-shape="id5" draw:end-glue-point="6" svg:d="M4579 5145l8423 6003" svg:viewBox="0 0 8424 6004">
          <text:p/>
        </draw:connector>
        <draw:connector draw:style-name="gr4" draw:text-style-name="P1" draw:layer="layout" draw:type="line" svg:x1="4.579cm" svg:y1="8.146cm" svg:x2="13.002cm" svg:y2="2.145cm" draw:start-shape="id6" draw:start-glue-point="10" draw:end-shape="id4" draw:end-glue-point="6" svg:d="M4579 8146l8423-6001" svg:viewBox="0 0 8424 6002">
          <text:p/>
        </draw:connector>
        <draw:connector draw:style-name="gr5" draw:text-style-name="P1" draw:layer="layout" draw:type="line" svg:x1="4.579cm" svg:y1="2.144cm" svg:x2="13.002cm" svg:y2="8.147cm" draw:start-shape="id1" draw:start-glue-point="10" draw:end-shape="id7" draw:end-glue-point="6" svg:d="M4579 2144l8423 6003" svg:viewBox="0 0 8424 6004">
          <text:p/>
        </draw:connector>
        <draw:connector draw:style-name="gr6" draw:text-style-name="P1" draw:layer="layout" draw:type="line" svg:x1="4.579cm" svg:y1="8.146cm" svg:x2="13.002cm" svg:y2="8.147cm" draw:start-shape="id6" draw:start-glue-point="10" draw:end-shape="id7" draw:end-glue-point="6" svg:d="M4579 8146l8423 1" svg:viewBox="0 0 8424 2">
          <text:p/>
        </draw:connector>
        <draw:connector draw:style-name="gr6" draw:text-style-name="P1" draw:layer="layout" draw:type="line" svg:x1="4.579cm" svg:y1="11.147cm" svg:x2="13.002cm" svg:y2="8.147cm" draw:start-shape="id8" draw:start-glue-point="10" draw:end-shape="id7" draw:end-glue-point="6" svg:d="M4579 11147l8423-3000" svg:viewBox="0 0 8424 3001">
          <text:p/>
        </draw:connector>
        <draw:connector draw:style-name="gr5" draw:text-style-name="P1" draw:layer="layout" draw:type="line" svg:x1="4.579cm" svg:y1="11.147cm" svg:x2="13.002cm" svg:y2="17.15cm" draw:start-shape="id8" draw:start-glue-point="10" draw:end-shape="id9" draw:end-glue-point="6" svg:d="M4579 11147l8423 6003" svg:viewBox="0 0 8424 6004">
          <text:p/>
        </draw:connector>
        <draw:connector draw:style-name="gr6" draw:text-style-name="P1" draw:layer="layout" draw:type="line" svg:x1="4.579cm" svg:y1="11.147cm" svg:x2="13.002cm" svg:y2="14.149cm" draw:start-shape="id8" draw:start-glue-point="10" draw:end-shape="id10" draw:end-glue-point="6" svg:d="M4579 11147l8423 3002" svg:viewBox="0 0 8424 3003">
          <text:p/>
        </draw:connector>
        <draw:connector draw:style-name="gr5" draw:text-style-name="P1" draw:layer="layout" draw:type="line" svg:x1="4.579cm" svg:y1="14.148cm" svg:x2="13.002cm" svg:y2="5.146cm" draw:start-shape="id11" draw:start-glue-point="10" draw:end-shape="id2" draw:end-glue-point="6" svg:d="M4579 14148l8423-9002" svg:viewBox="0 0 8424 9003">
          <text:p/>
        </draw:connector>
        <draw:connector draw:style-name="gr6" draw:text-style-name="P1" draw:layer="layout" draw:type="line" svg:x1="4.579cm" svg:y1="14.148cm" svg:x2="13.002cm" svg:y2="20.151cm" draw:start-shape="id11" draw:start-glue-point="10" draw:end-shape="id12" draw:end-glue-point="6" svg:d="M4579 14148l8423 6003" svg:viewBox="0 0 8424 6004">
          <text:p/>
        </draw:connector>
        <draw:connector draw:style-name="gr6" draw:text-style-name="P1" draw:layer="layout" draw:type="line" svg:x1="4.579cm" svg:y1="23.151cm" svg:x2="13.002cm" svg:y2="14.149cm" draw:start-shape="id13" draw:start-glue-point="10" draw:end-shape="id10" draw:end-glue-point="6" svg:d="M4579 23151l8423-9002" svg:viewBox="0 0 8424 9003">
          <text:p/>
        </draw:connector>
        <draw:connector draw:style-name="gr5" draw:text-style-name="P1" draw:layer="layout" draw:type="line" svg:x1="4.579cm" svg:y1="23.151cm" svg:x2="13.002cm" svg:y2="20.151cm" draw:start-shape="id13" draw:start-glue-point="10" draw:end-shape="id12" draw:end-glue-point="6" svg:d="M4579 23151l8423-3000" svg:viewBox="0 0 8424 3001">
          <text:p/>
        </draw:connector>
        <draw:connector draw:style-name="gr6" draw:text-style-name="P1" draw:layer="layout" draw:type="line" svg:x1="4.579cm" svg:y1="17.149cm" svg:x2="13.002cm" svg:y2="17.15cm" draw:start-shape="id14" draw:start-glue-point="10" draw:end-shape="id9" draw:end-glue-point="6" svg:d="M4579 17149l8423 1" svg:viewBox="0 0 8424 2">
          <text:p/>
        </draw:connector>
        <draw:connector draw:style-name="gr6" draw:text-style-name="P1" draw:layer="layout" draw:type="line" svg:x1="4.579cm" svg:y1="17.149cm" svg:x2="13.002cm" svg:y2="11.148cm" draw:start-shape="id14" draw:start-glue-point="10" draw:end-shape="id5" draw:end-glue-point="6" svg:d="M4579 17149l8423-6001" svg:viewBox="0 0 8424 6002">
          <text:p/>
        </draw:connector>
        <draw:connector draw:style-name="gr6" draw:text-style-name="P1" draw:layer="layout" draw:type="line" svg:x1="4.579cm" svg:y1="17.149cm" svg:x2="13.002cm" svg:y2="20.151cm" draw:start-shape="id14" draw:start-glue-point="10" draw:end-shape="id12" draw:end-glue-point="6" svg:d="M4579 17149l8423 3002" svg:viewBox="0 0 8424 3003">
          <text:p/>
        </draw:connector>
        <draw:connector draw:style-name="gr7" draw:text-style-name="P1" draw:layer="layout" draw:type="line" svg:x1="4.579cm" svg:y1="20.15cm" svg:x2="13.002cm" svg:y2="20.151cm" draw:start-shape="id15" draw:start-glue-point="10" draw:end-shape="id12" draw:end-glue-point="6" svg:d="M4579 20150l8423 1" svg:viewBox="0 0 8424 2">
          <text:p/>
        </draw:connector>
        <draw:connector draw:style-name="gr3" draw:text-style-name="P1" draw:layer="layout" draw:type="line" svg:x1="4.579cm" svg:y1="20.15cm" svg:x2="13.002cm" svg:y2="11.148cm" draw:start-shape="id15" draw:start-glue-point="10" draw:end-shape="id5" draw:end-glue-point="6" svg:d="M4579 20150l8423-9002" svg:viewBox="0 0 8424 9003">
          <text:p/>
        </draw:connector>
        <draw:custom-shape draw:style-name="gr1" draw:text-style-name="P1" xml:id="id1" draw:id="id1" draw:layer="layout" svg:width="1.777cm" svg:height="1.588cm" svg:x="2.802cm" svg:y="1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77cm" svg:height="1.588cm" svg:x="13.002cm" svg:y="1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77cm" svg:height="1.588cm" svg:x="2.802cm" svg:y="4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777cm" svg:height="1.588cm" svg:x="13.002cm" svg:y="4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" draw:id="id6" draw:layer="layout" svg:width="1.777cm" svg:height="1.588cm" svg:x="2.802cm" svg:y="7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77cm" svg:height="1.588cm" svg:x="13.002cm" svg:y="7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777cm" svg:height="1.588cm" svg:x="2.802cm" svg:y="13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77cm" svg:height="1.588cm" svg:x="2.802cm" svg:y="2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777cm" svg:height="1.588cm" svg:x="13.002cm" svg:y="19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77cm" svg:height="1.588cm" svg:x="13.002cm" svg:y="16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77cm" svg:height="1.588cm" svg:x="2.802cm" svg:y="10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77cm" svg:height="1.588cm" svg:x="13.002cm" svg:y="10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77cm" svg:height="1.588cm" svg:x="2.802cm" svg:y="19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7:13:15.496926761</meta:creation-date>
    <dc:date>2016-05-31T10:31:30.028996453</dc:date>
    <dc:creator>elucterio </dc:creator>
    <meta:editing-duration>PT17H15M23S</meta:editing-duration>
    <meta:editing-cycles>9</meta:editing-cycles>
    <meta:generator>LibreOffice/4.2.8.2$Linux_X86_64 LibreOffice_project/420m0$Build-2</meta:generator>
    <meta:document-statistic meta:object-count="33"/>
  </office:meta>
</office:document-meta>
</file>